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A71682BEEDC3C6A9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087cm, 3.236cm, 14.143cm, 4.947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58cm" svg:height="21.899cm" svg:x="0.991cm" svg:y="1.992cm">
          <draw:image xlink:href="Pictures/10000000000005E8000007E0A71682BEEDC3C6A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9-29T15:25:34.284721893</dc:date>
    <meta:editing-duration>PT3M35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